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oblem3" table:style-name="ta1">
        <table:shapes>
          <draw:frame draw:z-index="0" draw:style-name="gr1" draw:text-style-name="P1" svg:width="534.64pt" svg:height="350.11pt" svg:x="356.68pt" svg:y="109.96pt">
            <loext:p draw:notify-on-update-of-ranges="Problem3.C25:Problem3.C34 Problem3.A25:Problem3.A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4.64pt" svg:height="350.11pt" svg:x="366.86pt" svg:y="487.19pt">
            <loext:p draw:notify-on-update-of-ranges="Problem3.A42:Problem3.A53 Problem3.C42:Problem3.C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6.5" calcext:value-type="float">
            <text:p>2256.5</text:p>
          </table:table-cell>
          <table:table-cell table:formula="of:=[.B1]/10^6" office:value-type="float" office:value="0.0022565" calcext:value-type="float">
            <text:p>0.0022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99" calcext:value-type="float">
            <text:p>7299</text:p>
          </table:table-cell>
          <table:table-cell table:formula="of:=[.B2]/10^6" office:value-type="float" office:value="0.007299" calcext:value-type="float">
            <text:p>0.007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723.5" calcext:value-type="float">
            <text:p>24723.5</text:p>
          </table:table-cell>
          <table:table-cell table:formula="of:=[.B3]/10^6" office:value-type="float" office:value="0.0247235" calcext:value-type="float">
            <text:p>0.02472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314" calcext:value-type="float">
            <text:p>145314</text:p>
          </table:table-cell>
          <table:table-cell table:formula="of:=[.B4]/10^6" office:value-type="float" office:value="0.145314" calcext:value-type="float">
            <text:p>0.1453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8140" calcext:value-type="float">
            <text:p>648140</text:p>
          </table:table-cell>
          <table:table-cell table:formula="of:=[.B5]/10^6" office:value-type="float" office:value="0.64814" calcext:value-type="float">
            <text:p>0.648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77395" calcext:value-type="float">
            <text:p>7977395</text:p>
          </table:table-cell>
          <table:table-cell table:formula="of:=[.B6]/10^6" office:value-type="float" office:value="7.977395" calcext:value-type="float">
            <text:p>7.9773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table:formula="of:=[.B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39" calcext:value-type="float">
            <text:p>839</text:p>
          </table:table-cell>
          <table:table-cell table:formula="of:=[.B8]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221" calcext:value-type="float">
            <text:p>12221</text:p>
          </table:table-cell>
          <table:table-cell table:formula="of:=[.B9]" office:value-type="float" office:value="12221" calcext:value-type="float">
            <text:p>1222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table:formula="of:=[.B13]/10^6" office:value-type="float" office:value="0.003015" calcext:value-type="float">
            <text:p>0.003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82" calcext:value-type="float">
            <text:p>7782</text:p>
          </table:table-cell>
          <table:table-cell table:formula="of:=[.B14]/10^6" office:value-type="float" office:value="0.007782" calcext:value-type="float">
            <text:p>0.007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961" calcext:value-type="float">
            <text:p>70961</text:p>
          </table:table-cell>
          <table:table-cell table:formula="of:=[.B15]/10^6" office:value-type="float" office:value="0.070961" calcext:value-type="float">
            <text:p>0.0709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1055" calcext:value-type="float">
            <text:p>221055</text:p>
          </table:table-cell>
          <table:table-cell table:formula="of:=[.B16]/10^6" office:value-type="float" office:value="0.221055" calcext:value-type="float">
            <text:p>0.2210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0812" calcext:value-type="float">
            <text:p>2550812</text:p>
          </table:table-cell>
          <table:table-cell table:formula="of:=[.B17]/10^6" office:value-type="float" office:value="2.550812" calcext:value-type="float">
            <text:p>2.5508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39628" calcext:value-type="float">
            <text:p>7939628</text:p>
          </table:table-cell>
          <table:table-cell table:formula="of:=[.B18]/10^6" office:value-type="float" office:value="7.939628" calcext:value-type="float">
            <text:p>7.9396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77054011" calcext:value-type="float">
            <text:p>7.71E+07</text:p>
          </table:table-cell>
          <table:table-cell table:formula="of:=[.B19]/10^6" office:value-type="float" office:value="77.054011" calcext:value-type="float">
            <text:p>77.0540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859693790" calcext:value-type="float">
            <text:p>8.60E+08</text:p>
          </table:table-cell>
          <table:table-cell table:formula="of:=[.B20]/10^6" office:value-type="float" office:value="859.69379" calcext:value-type="float">
            <text:p>859.693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11331935567" calcext:value-type="float">
            <text:p>1.13E+10</text:p>
          </table:table-cell>
          <table:table-cell table:formula="of:=[.B21]/10^6" office:value-type="float" office:value="11331.935567" calcext:value-type="float">
            <text:p>11331.93556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0" calcext:value-type="float">
            <text:p>2460</text:p>
          </table:table-cell>
          <table:table-cell table:formula="of:=[.B25]/10^6" office:value-type="float" office:value="0.00246" calcext:value-type="float">
            <text:p>0.00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76" calcext:value-type="float">
            <text:p>8176</text:p>
          </table:table-cell>
          <table:table-cell table:formula="of:=[.B26]/10^6"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87" calcext:value-type="float">
            <text:p>25087</text:p>
          </table:table-cell>
          <table:table-cell table:formula="of:=[.B27]/10^6" office:value-type="float" office:value="0.025087" calcext:value-type="float">
            <text:p>0.025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311.5" calcext:value-type="float">
            <text:p>228311.5</text:p>
          </table:table-cell>
          <table:table-cell table:formula="of:=[.B28]/10^6" office:value-type="float" office:value="0.2283115" calcext:value-type="float">
            <text:p>0.2283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7564.5" calcext:value-type="float">
            <text:p>677564.5</text:p>
          </table:table-cell>
          <table:table-cell table:formula="of:=[.B29]/10^6" office:value-type="float" office:value="0.6775645" calcext:value-type="float">
            <text:p>0.67756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98459" calcext:value-type="float">
            <text:p>7698459</text:p>
          </table:table-cell>
          <table:table-cell table:formula="of:=[.B30]/10^6" office:value-type="float" office:value="7.698459" calcext:value-type="float">
            <text:p>7.6984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61849793.5" calcext:value-type="float">
            <text:p>6.18E+07</text:p>
          </table:table-cell>
          <table:table-cell table:formula="of:=[.B31]/10^6" office:value-type="float" office:value="61.8497935" calcext:value-type="float">
            <text:p>61.84979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802867625.5" calcext:value-type="float">
            <text:p>8.03E+08</text:p>
          </table:table-cell>
          <table:table-cell table:formula="of:=[.B32]/10^6" office:value-type="float" office:value="802.8676255" calcext:value-type="float">
            <text:p>802.86762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11331935567" calcext:value-type="float">
            <text:p>1.13E+10</text:p>
          </table:table-cell>
          <table:table-cell table:formula="of:=[.B33]/10^6" office:value-type="float" office:value="11331.935567" calcext:value-type="float">
            <text:p>11331.9355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193346505629" calcext:value-type="float">
            <text:p>1.93E+11</text:p>
          </table:table-cell>
          <table:table-cell table:formula="of:=[.B34]/10^6" office:value-type="float" office:value="193346.505629" calcext:value-type="float">
            <text:p>193346.505629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5.5" calcext:value-type="float">
            <text:p>3745.5</text:p>
          </table:table-cell>
          <table:table-cell table:formula="of:=[.B42]/10^6" office:value-type="float" office:value="0.0037455" calcext:value-type="float">
            <text:p>0.0037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9.5" calcext:value-type="float">
            <text:p>1169.5</text:p>
          </table:table-cell>
          <table:table-cell table:formula="of:=[.B43]/10^6" office:value-type="float" office:value="0.0011695" calcext:value-type="float">
            <text:p>0.0011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7" calcext:value-type="float">
            <text:p>3397</text:p>
          </table:table-cell>
          <table:table-cell table:formula="of:=[.B44]/10^6"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390.5" calcext:value-type="float">
            <text:p>13390.5</text:p>
          </table:table-cell>
          <table:table-cell table:formula="of:=[.B45]/10^6" office:value-type="float" office:value="0.0133905" calcext:value-type="float">
            <text:p>0.01339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665.5" calcext:value-type="float">
            <text:p>48665.5</text:p>
          </table:table-cell>
          <table:table-cell table:formula="of:=[.B46]/10^6" office:value-type="float" office:value="0.0486655" calcext:value-type="float">
            <text:p>0.04866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2126.5" calcext:value-type="float">
            <text:p>82126.5</text:p>
          </table:table-cell>
          <table:table-cell table:formula="of:=[.B47]/10^6" office:value-type="float" office:value="0.0821265" calcext:value-type="float">
            <text:p>0.08212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9308" calcext:value-type="float">
            <text:p>259308</text:p>
          </table:table-cell>
          <table:table-cell table:formula="of:=[.B48]/10^6" office:value-type="float" office:value="0.259308" calcext:value-type="float">
            <text:p>0.2593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00311.5" calcext:value-type="float">
            <text:p>1400311.5</text:p>
          </table:table-cell>
          <table:table-cell table:formula="of:=[.B49]/10^6" office:value-type="float" office:value="1.4003115" calcext:value-type="float">
            <text:p>1.40031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909600.5" calcext:value-type="float">
            <text:p>6909600.5</text:p>
          </table:table-cell>
          <table:table-cell table:formula="of:=[.B50]/10^6" office:value-type="float" office:value="6.9096005" calcext:value-type="float">
            <text:p>6.90960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24985480.5" calcext:value-type="float">
            <text:p>2.50E+07</text:p>
          </table:table-cell>
          <table:table-cell table:formula="of:=[.B51]/10^6" office:value-type="float" office:value="24.9854805" calcext:value-type="float">
            <text:p>24.985480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214063933" calcext:value-type="float">
            <text:p>2.14E+08</text:p>
          </table:table-cell>
          <table:table-cell table:formula="of:=[.B52]/10^6" office:value-type="float" office:value="214.063933" calcext:value-type="float">
            <text:p>214.0639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5529353938" calcext:value-type="float">
            <text:p>5.53E+09</text:p>
          </table:table-cell>
          <table:table-cell table:formula="of:=[.B53]/10^6" office:value-type="float" office:value="5529.353938" calcext:value-type="float">
            <text:p>5529.353938</text:p>
          </table:table-cell>
        </table:table-row>
      </table:table>
      <table:table table:name="Problem2" table:style-name="ta1">
        <table:shapes>
          <draw:frame draw:z-index="0" draw:style-name="gr1" draw:text-style-name="P1" svg:width="534.64pt" svg:height="350.11pt" svg:x="277.09pt" svg:y="9.84pt">
            <loext:p draw:notify-on-update-of-ranges="Problem2.A1:Problem2.A20 Problem2.C1:Problem2.C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34.64pt" svg:height="350.11pt" svg:x="277.09pt" svg:y="381.03pt">
            <loext:p draw:notify-on-update-of-ranges="Problem2.A36:Problem2.A51 Problem2.B36:Problem2.B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64818" calcext:value-type="float">
            <text:p>664818</text:p>
          </table:table-cell>
          <table:table-cell table:formula="of:=[.B1]/10^6" office:value-type="float" office:value="0.664818" calcext:value-type="float">
            <text:p>0.66481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1960" calcext:value-type="float">
            <text:p>761960</text:p>
          </table:table-cell>
          <table:table-cell table:formula="of:=[.B2]/10^6" office:value-type="float" office:value="0.76196" calcext:value-type="float">
            <text:p>0.7619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336928" calcext:value-type="float">
            <text:p>1336928</text:p>
          </table:table-cell>
          <table:table-cell table:formula="of:=[.B3]/10^6" office:value-type="float" office:value="1.336928" calcext:value-type="float">
            <text:p>1.33692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52720" calcext:value-type="float">
            <text:p>1952720</text:p>
          </table:table-cell>
          <table:table-cell table:formula="of:=[.B4]/10^6" office:value-type="float" office:value="1.95272" calcext:value-type="float">
            <text:p>1.9527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721133" calcext:value-type="float">
            <text:p>1721133</text:p>
          </table:table-cell>
          <table:table-cell table:formula="of:=[.B5]/10^6" office:value-type="float" office:value="1.721133" calcext:value-type="float">
            <text:p>1.72113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40324" calcext:value-type="float">
            <text:p>1940324</text:p>
          </table:table-cell>
          <table:table-cell table:formula="of:=[.B6]/10^6" office:value-type="float" office:value="1.940324" calcext:value-type="float">
            <text:p>1.940324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249086" calcext:value-type="float">
            <text:p>2249086</text:p>
          </table:table-cell>
          <table:table-cell table:formula="of:=[.B7]/10^6" office:value-type="float" office:value="2.249086" calcext:value-type="float">
            <text:p>2.24908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567192.5" calcext:value-type="float">
            <text:p>2567192.5</text:p>
          </table:table-cell>
          <table:table-cell table:formula="of:=[.B8]/10^6" office:value-type="float" office:value="2.5671925" calcext:value-type="float">
            <text:p>2.567192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085608.5" calcext:value-type="float">
            <text:p>3085608.5</text:p>
          </table:table-cell>
          <table:table-cell table:formula="of:=[.B9]/10^6" office:value-type="float" office:value="3.0856085" calcext:value-type="float">
            <text:p>3.085608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270551" calcext:value-type="float">
            <text:p>3270551</text:p>
          </table:table-cell>
          <table:table-cell table:formula="of:=[.B10]/10^6" office:value-type="float" office:value="3.270551" calcext:value-type="float">
            <text:p>3.27055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720892.5" calcext:value-type="float">
            <text:p>3720892.5</text:p>
          </table:table-cell>
          <table:table-cell table:formula="of:=[.B11]/10^6" office:value-type="float" office:value="3.7208925" calcext:value-type="float">
            <text:p>3.720892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011098" calcext:value-type="float">
            <text:p>4011098</text:p>
          </table:table-cell>
          <table:table-cell table:formula="of:=[.B12]/10^6" office:value-type="float" office:value="4.011098" calcext:value-type="float">
            <text:p>4.01109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431273.5" calcext:value-type="float">
            <text:p>4431273.5</text:p>
          </table:table-cell>
          <table:table-cell table:formula="of:=[.B13]/10^6" office:value-type="float" office:value="4.4312735" calcext:value-type="float">
            <text:p>4.431273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446209.5" calcext:value-type="float">
            <text:p>4446209.5</text:p>
          </table:table-cell>
          <table:table-cell table:formula="of:=[.B14]/10^6" office:value-type="float" office:value="4.4462095" calcext:value-type="float">
            <text:p>4.446209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773267" calcext:value-type="float">
            <text:p>4773267</text:p>
          </table:table-cell>
          <table:table-cell table:formula="of:=[.B15]/10^6" office:value-type="float" office:value="4.773267" calcext:value-type="float">
            <text:p>4.7732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5188630" calcext:value-type="float">
            <text:p>5188630</text:p>
          </table:table-cell>
          <table:table-cell table:formula="of:=[.B16]/10^6" office:value-type="float" office:value="5.18863" calcext:value-type="float">
            <text:p>5.1886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5404774.5" calcext:value-type="float">
            <text:p>5404774.5</text:p>
          </table:table-cell>
          <table:table-cell table:formula="of:=[.B17]/10^6" office:value-type="float" office:value="5.4047745" calcext:value-type="float">
            <text:p>5.404774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732956.5" calcext:value-type="float">
            <text:p>5732956.5</text:p>
          </table:table-cell>
          <table:table-cell table:formula="of:=[.B18]/10^6" office:value-type="float" office:value="5.7329565" calcext:value-type="float">
            <text:p>5.732956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6036978" calcext:value-type="float">
            <text:p>6036978</text:p>
          </table:table-cell>
          <table:table-cell table:formula="of:=[.B19]/10^6" office:value-type="float" office:value="6.036978" calcext:value-type="float">
            <text:p>6.0369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6668411" calcext:value-type="float">
            <text:p>6668411</text:p>
          </table:table-cell>
          <table:table-cell table:formula="of:=[.B20]/10^6" office:value-type="float" office:value="6.668411" calcext:value-type="float">
            <text:p>6.668411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355" calcext:value-type="float">
            <text:p>3355</text:p>
          </table:table-cell>
          <table:table-cell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467.5" calcext:value-type="float">
            <text:p>467.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86.5" calcext:value-type="float">
            <text:p>486.5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480.5" calcext:value-type="float">
            <text:p>480.5</text:p>
          </table:table-cell>
          <table:table-cell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482.5" calcext:value-type="float">
            <text:p>482.5</text:p>
          </table:table-cell>
          <table:table-cell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499.5" calcext:value-type="float">
            <text:p>499.5</text:p>
          </table:table-cell>
          <table:table-cell/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499.5" calcext:value-type="float">
            <text:p>499.5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04.5" calcext:value-type="float">
            <text:p>70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2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6:44:00.800483106</meta:creation-date>
    <meta:generator>LibreOffice/5.0.2.2$Linux_X86_64 LibreOffice_project/00m0$Build-2</meta:generator>
    <dc:date>2015-11-19T08:11:57.390038395</dc:date>
    <meta:editing-duration>PT11M11S</meta:editing-duration>
    <meta:editing-cycles>2</meta:editing-cycles>
    <meta:document-statistic meta:table-count="2" meta:cell-count="2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24" chart:origin="0" chart:interval-major="12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00000" chart:origin="0" chart:interval-major="4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6.623cm" svg:y="0.383cm" chart:style-name="ch2">
          <text:p>Problem 3 - naive approach</text:p>
        </chart:title>
        <chart:plot-area chart:style-name="ch3" table:cell-range-address="Problem3.A25:Problem3.A34 Problem3.C25:Problem3.C34" svg:x="1.388cm" svg:y="1.435cm" svg:width="17.097cm" svg:height="9.689cm">
          <chartooo:coordinate-region svg:x="2.565cm" svg:y="1.634cm" svg:width="15.36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3.C25:Problem3.C34" chart:class="chart:scatter">
            <chart:domain table:cell-range-address="Problem3.A25:Problem3.A3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roblem3.A25:Problem3.A34</svg:desc>
                </draw:g>
              </table:table-cell>
              <table:table-cell office:value-type="float" office:value="0.00246">
                <text:p>0.00246</text:p>
                <draw:g>
                  <svg:desc>Problem3.C25:Problem3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8176">
                <text:p>0.008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25087">
                <text:p>0.025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283115">
                <text:p>0.2283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6775645">
                <text:p>0.6775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.698459">
                <text:p>7.698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61.8497935">
                <text:p>61.849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802.8676255">
                <text:p>802.8676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1331.935567">
                <text:p>11331.935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93346.505629">
                <text:p>193346.5056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96" chart:origin="0" chart:interval-major="5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5.366cm" svg:y="0.383cm" chart:style-name="ch2">
          <text:p>Problem 3 - divide-and-conquer strategy</text:p>
        </chart:title>
        <chart:plot-area chart:style-name="ch3" table:cell-range-address="Problem3.A42:Problem3.A53 Problem3.C42:Problem3.C53" svg:x="1.388cm" svg:y="1.435cm" svg:width="17.097cm" svg:height="9.689cm">
          <chartooo:coordinate-region svg:x="2.38cm" svg:y="1.634cm" svg:width="15.73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3.C42:Problem3.C53" chart:class="chart:scatter">
            <chart:domain table:cell-range-address="Problem3.A42:Problem3.A5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roblem3.A42:Problem3.A53</svg:desc>
                </draw:g>
              </table:table-cell>
              <table:table-cell office:value-type="float" office:value="0.0037455">
                <text:p>0.0037455</text:p>
                <draw:g>
                  <svg:desc>Problem3.C42:Problem3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11695">
                <text:p>0.0011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133905">
                <text:p>0.0133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486655">
                <text:p>0.0486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821265">
                <text:p>0.0821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259308">
                <text:p>0.259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.4003115">
                <text:p>1.400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6.9096005">
                <text:p>6.9096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4.9854805">
                <text:p>24.9854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14.063933">
                <text:p>214.063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5529.353938">
                <text:p>5529.3539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6.623cm" svg:y="0.383cm" chart:style-name="ch2">
          <text:p>Problem 2 - naive approach</text:p>
        </chart:title>
        <chart:plot-area chart:style-name="ch3" table:cell-range-address="Problem2.A1:Problem2.A20 Problem2.C1:Problem2.C20" svg:x="1.388cm" svg:y="1.435cm" svg:width="17.097cm" svg:height="9.689cm">
          <chartooo:coordinate-region svg:x="2.129cm" svg:y="1.634cm" svg:width="15.613cm" svg:height="8.843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67cm" chart:style-name="ch8">
              <text:p>t[ms]</text:p>
            </chart:title>
            <chart:grid chart:style-name="ch6" chart:class="major"/>
          </chart:axis>
          <chart:series chart:style-name="ch9" chart:values-cell-range-address="Problem2.C1:Problem2.C20" chart:class="chart:scatter">
            <chart:domain table:cell-range-address="Problem2.A1:Problem2.A20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Problem2.A1:Problem2.A20</svg:desc>
                </draw:g>
              </table:table-cell>
              <table:table-cell office:value-type="float" office:value="0.664818">
                <text:p>0.664818</text:p>
                <draw:g>
                  <svg:desc>Problem2.C1:Problem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76196">
                <text:p>0.76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0">
                <text:p>1500000</text:p>
              </table:table-cell>
              <table:table-cell office:value-type="float" office:value="1.336928">
                <text:p>1.336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">
                <text:p>2000000</text:p>
              </table:table-cell>
              <table:table-cell office:value-type="float" office:value="1.95272">
                <text:p>1.95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0">
                <text:p>2500000</text:p>
              </table:table-cell>
              <table:table-cell office:value-type="float" office:value="1.721133">
                <text:p>1.721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1.940324">
                <text:p>1.94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0">
                <text:p>3500000</text:p>
              </table:table-cell>
              <table:table-cell office:value-type="float" office:value="2.249086">
                <text:p>2.249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0">
                <text:p>4000000</text:p>
              </table:table-cell>
              <table:table-cell office:value-type="float" office:value="2.5671925">
                <text:p>2.5671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0">
                <text:p>4500000</text:p>
              </table:table-cell>
              <table:table-cell office:value-type="float" office:value="3.0856085">
                <text:p>3.0856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3.270551">
                <text:p>3.270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0">
                <text:p>5500000</text:p>
              </table:table-cell>
              <table:table-cell office:value-type="float" office:value="3.7208925">
                <text:p>3.7208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0">
                <text:p>6000000</text:p>
              </table:table-cell>
              <table:table-cell office:value-type="float" office:value="4.011098">
                <text:p>4.011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0">
                <text:p>6500000</text:p>
              </table:table-cell>
              <table:table-cell office:value-type="float" office:value="4.4312735">
                <text:p>4.4312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0">
                <text:p>7000000</text:p>
              </table:table-cell>
              <table:table-cell office:value-type="float" office:value="4.4462095">
                <text:p>4.4462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0">
                <text:p>7500000</text:p>
              </table:table-cell>
              <table:table-cell office:value-type="float" office:value="4.773267">
                <text:p>4.773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0">
                <text:p>8000000</text:p>
              </table:table-cell>
              <table:table-cell office:value-type="float" office:value="5.18863">
                <text:p>5.18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0">
                <text:p>8500000</text:p>
              </table:table-cell>
              <table:table-cell office:value-type="float" office:value="5.4047745">
                <text:p>5.4047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0">
                <text:p>9000000</text:p>
              </table:table-cell>
              <table:table-cell office:value-type="float" office:value="5.7329565">
                <text:p>5.7329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0">
                <text:p>9500000</text:p>
              </table:table-cell>
              <table:table-cell office:value-type="float" office:value="6.036978">
                <text:p>6.036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  <table:table-cell office:value-type="float" office:value="6.668411">
                <text:p>6.668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minimum="2000000" chart:maximum="9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400" chart:maximum="5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62cm" svg:height="12.352cm" xlink:href=".." xlink:type="simple" chart:class="chart:scatter" chart:style-name="ch1">
        <chart:title svg:x="5.366cm" svg:y="0.383cm" chart:style-name="ch2">
          <text:p>Problem 2 - divide-and-conquer strategy</text:p>
        </chart:title>
        <chart:plot-area chart:style-name="ch3" table:cell-range-address="Problem2.A36:Problem2.B51" svg:x="1.388cm" svg:y="1.435cm" svg:width="17.097cm" svg:height="9.689cm">
          <chartooo:coordinate-region svg:x="2.195cm" svg:y="1.435cm" svg:width="15.547cm" svg:height="9.042cm"/>
          <chart:axis chart:dimension="x" chart:name="primary-x" chart:style-name="ch4">
            <chart:title svg:x="9.786cm" svg:y="11.371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6.627cm" chart:style-name="ch8">
              <text:p>t[ns]</text:p>
            </chart:title>
            <chart:grid chart:style-name="ch6" chart:class="major"/>
          </chart:axis>
          <chart:series chart:style-name="ch9" chart:values-cell-range-address="Problem2.B36:Problem2.B51" chart:class="chart:scatter">
            <chart:domain table:cell-range-address="Problem2.A36:Problem2.A5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0">
                <text:p>2500000</text:p>
                <draw:g>
                  <svg:desc>Problem2.A36:Problem2.A51</svg:desc>
                </draw:g>
              </table:table-cell>
              <table:table-cell office:value-type="float" office:value="486.5">
                <text:p>486.5</text:p>
                <draw:g>
                  <svg:desc>Problem2.B36:Problem2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0000">
                <text:p>300000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000">
                <text:p>350000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0">
                <text:p>400000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00">
                <text:p>4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0000">
                <text:p>5500000</text:p>
              </table:table-cell>
              <table:table-cell office:value-type="float" office:value="480.5">
                <text:p>48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0">
                <text:p>6000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0000">
                <text:p>6500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000">
                <text:p>70000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0000">
                <text:p>7500000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0">
                <text:p>800000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0000">
                <text:p>850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000">
                <text:p>90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0000">
                <text:p>9500000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  <table:table-cell office:value-type="float" office:value="704.5">
                <text:p>70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